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rier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0c591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color="#000000" officeooo:paragraph-rsid="000c591e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color="#000000" officeooo:paragraph-rsid="000e21dd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Courier New" fo:font-size="9.75pt" fo:letter-spacing="normal" fo:font-style="normal" fo:font-weight="normal" officeooo:paragraph-rsid="000c591e"/>
    </style:style>
    <style:style style:name="T1" style:family="text">
      <style:text-properties fo:font-variant="normal" fo:text-transform="none" fo:color="#e0245e" style:font-name="Courier New" fo:font-size="9.75pt" fo:letter-spacing="normal" fo:font-style="normal" fo:font-weight="normal"/>
    </style:style>
    <style:style style:name="T2" style:family="text">
      <style:text-properties fo:font-variant="normal" fo:text-transform="none" fo:color="#e0245e" style:font-name="Courier New" fo:font-size="9.75pt" fo:letter-spacing="normal" fo:font-style="normal" fo:font-weight="normal" officeooo:rsid="000c591e"/>
    </style:style>
    <style:style style:name="T3" style:family="text">
      <style:text-properties fo:font-variant="normal" fo:text-transform="none" fo:color="#000000" style:font-name="Courier New" fo:font-size="9.75pt" fo:letter-spacing="normal" fo:font-style="normal" fo:font-weight="normal"/>
    </style:style>
    <style:style style:name="T4" style:family="text">
      <style:text-properties fo:font-variant="normal" fo:text-transform="none" style:font-name="Courier New" fo:font-size="9.75pt" fo:letter-spacing="normal" fo:font-style="normal" fo:font-weight="normal"/>
    </style:style>
    <style:style style:name="T5" style:family="text">
      <style:text-properties fo:font-variant="normal" fo:text-transform="none" style:font-name="Courier New" fo:font-size="9.75pt" fo:letter-spacing="normal" fo:font-style="normal" fo:font-weight="normal" officeooo:rsid="000c591e"/>
    </style:style>
    <style:style style:name="T6" style:family="text">
      <style:text-properties fo:font-variant="normal" fo:text-transform="none" fo:color="#c9211e" style:font-name="Courier New" fo:font-size="9.75pt" fo:letter-spacing="normal" fo:font-style="normal" fo:font-weight="normal"/>
    </style:style>
    <style:style style:name="T7" style:family="text">
      <style:text-properties fo:font-variant="normal" fo:text-transform="none" fo:color="#2a6099" style:font-name="Courier New" fo:font-size="9.75pt" fo:letter-spacing="normal" fo:font-style="normal" fo:font-weight="normal"/>
    </style:style>
    <style:style style:name="T8" style:family="text">
      <style:text-properties fo:font-variant="normal" fo:text-transform="none" fo:color="#00a933" style:font-name="Courier New" fo:font-size="9.75pt" fo:letter-spacing="normal" fo:font-style="normal" fo:font-weight="normal"/>
    </style:style>
    <style:style style:name="T9" style:family="text">
      <style:text-properties fo:font-variant="normal" fo:text-transform="none" fo:color="#158466" style:font-name="Courier New" fo:font-size="9.75pt" fo:letter-spacing="normal" fo:font-style="normal" fo:font-weight="normal"/>
    </style:style>
    <style:style style:name="T10" style:family="text">
      <style:text-properties fo:color="#c9211e"/>
    </style:style>
    <style:style style:name="T11" style:family="text">
      <style:text-properties fo:color="#c9211e" fo:background-color="#ffffa6" loext:char-shading-value="0"/>
    </style:style>
    <style:style style:name="T12" style:family="text">
      <style:text-properties fo:color="#c9211e" fo:background-color="#ffffa6" loext:char-shading-value="0"/>
    </style:style>
    <style:style style:name="T13" style:family="text">
      <style:text-properties fo:color="#158466"/>
    </style:style>
    <style:style style:name="T14" style:family="text">
      <style:text-properties fo:background-color="#ffffa6" loext:char-shading-value="0"/>
    </style:style>
    <style:style style:name="T15" style:family="text">
      <style:text-properties fo:background-color="#ffffa6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line-break/><text:span text:style-name="T6">"created_at"</text:span><text:span text:style-name="T3">:"Thu Apr 06 15:24:15 +0000 2017",</text:span></text:p>
      <text:p text:style-name="P2"><text:span text:style-name="T6">"id"</text:span><text:span text:style-name="T4">: 850006245121695744, </text:span></text:p>
      <text:p text:style-name="P2"><text:span text:style-name="T6">"id_str"</text:span><text:span text:style-name="T4">: "850006245121695744",</text:span></text:p>
      <text:p text:style-name="P3"><text:span text:style-name="T6">"text"</text:span><text:span text:style-name="T4">: "</text:span><text:span text:style-name="T5">T</text:span><text:span text:style-name="T4">oday we’re sharing our vision",</text:span></text:p>
      <text:p text:style-name="P3"><text:span text:style-name="T9">"user"</text:span><text:span text:style-name="T4">: {}, </text:span></text:p>
      <text:p text:style-name="P2"><text:span text:style-name="T6">"entities"</text:span><text:span text:style-name="T4">: {}</text:span></text:p>
      <text:p text:style-name="P2"><text:span text:style-name="T4"/></text:p>
      <text:p text:style-name="P4"><text:span text:style-name="T13">"user"</text:span>: { </text:p>
      <text:p text:style-name="P4"><text:s text:c="3"/><text:span text:style-name="T10">"id"</text:span>: 2244994945, </text:p>
      <text:p text:style-name="P4"><text:s text:c="3"/><text:span text:style-name="T10">"id_str"</text:span>: "2244994945", </text:p>
      <text:p text:style-name="P4"><text:s text:c="3"/><text:span text:style-name="T10">"name"</text:span>: "TwitterDev", </text:p>
      <text:p text:style-name="P4"><text:s text:c="3"/><text:span text:style-name="T10">"screen_name"</text:span>: "TwitterDev", </text:p>
      <text:p text:style-name="P4"><text:s/><text:span text:style-name="T10"><text:s text:c="2"/>"location"</text:span>: "Internet", </text:p>
      <text:p text:style-name="P4"><text:s text:c="3"/><text:span text:style-name="T10">"url"</text:span>: "https://dev.twitter.com/", </text:p>
      <text:p text:style-name="P4"><text:s text:c="3"/><text:span text:style-name="T10">"description"</text:span>: "Your source for Twitter news", </text:p>
      <text:p text:style-name="P4"><text:s text:c="3"/><text:span text:style-name="T10">"verified"</text:span>: true, </text:p>
      <text:p text:style-name="P4"><text:s text:c="3"/><text:span text:style-name="T10">"followers_count"</text:span>: 477684, </text:p>
      <text:p text:style-name="P4"><text:s text:c="3"/><text:span text:style-name="T10">"friends_count"</text:span>: 1524, </text:p>
      <text:p text:style-name="P4"><text:s text:c="3"/><text:span text:style-name="T10">"listed_count"</text:span>: 1184, </text:p>
      <text:p text:style-name="P4"><text:s text:c="2"/><text:span text:style-name="T10"><text:s/>"favourites_count"</text:span>: 2151, </text:p>
      <text:p text:style-name="P4"><text:s text:c="2"/><text:span text:style-name="T10"><text:s/>"statuses_count"</text:span>: 3121, </text:p>
      <text:p text:style-name="P4"><text:s text:c="2"/><text:span text:style-name="T10"><text:s/>"created_at"</text:span>: "Sat Dec 14 04:35:55 +0000 2013", </text:p>
      <text:p text:style-name="P4"><text:s text:c="3"/><text:span text:style-name="T10">"utc_offset"</text:span>: null, </text:p>
      <text:p text:style-name="P4"><text:s text:c="2"/><text:span text:style-name="T10"><text:s/>"time_zone":</text:span> null, </text:p>
      <text:p text:style-name="P4"><text:s text:c="3"/><text:span text:style-name="T10">"geo_enabled"</text:span>: true,</text:p>
      <text:p text:style-name="P4"><text:s text:c="2"/><text:span text:style-name="T10"><text:s/>"lang"</text:span>: "en", </text:p>
      <text:p text:style-name="P4"><text:s text:c="3"/><text:span text:style-name="T12">"profile_image_url_https"</text:span><text:span text:style-name="T15">: "https://pbs.twimg.com/"</text:span> </text:p>
      <text:p text:style-name="P4">}</text:p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, Courier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21:40:27.620658540</meta:creation-date>
    <dc:date>2019-03-17T21:50:20.984775058</dc:date>
    <meta:editing-duration>PT9M53S</meta:editing-duration>
    <meta:editing-cycles>3</meta:editing-cycles>
    <meta:generator>LibreOffice/6.1.5.2$Linux_X86_64 LibreOffice_project/10$Build-2</meta:generator>
    <meta:document-statistic meta:table-count="0" meta:image-count="0" meta:object-count="0" meta:page-count="1" meta:paragraph-count="27" meta:word-count="70" meta:character-count="751" meta:non-whitespace-character-count="629"/>
  </office:meta>
</office:document-meta>
</file>